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a-med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oal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DecisionTreeRegress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9487977858502" calcext:value-type="float">
            <text:p>0.409487977858502</text:p>
          </table:table-cell>
          <table:table-cell office:value-type="float" office:value="0.12851133667089" calcext:value-type="float">
            <text:p>0.12851133667089</text:p>
          </table:table-cell>
          <table:table-cell office:value-type="float" office:value="0.341286371342075" calcext:value-type="float">
            <text:p>0.341286371342075</text:p>
          </table:table-cell>
          <table:table-cell office:value-type="float" office:value="0.498419528265363" calcext:value-type="float">
            <text:p>0.498419528265363</text:p>
          </table:table-cell>
          <table:table-cell office:value-type="float" office:value="0.497159356953332" calcext:value-type="float">
            <text:p>0.497159356953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6931818181818" calcext:value-type="float">
            <text:p>0.236931818181818</text:p>
          </table:table-cell>
          <table:table-cell office:value-type="float" office:value="0.086505126831821" calcext:value-type="float">
            <text:p>0.086505126831821</text:p>
          </table:table-cell>
          <table:table-cell office:value-type="float" office:value="0.266113547126295" calcext:value-type="float">
            <text:p>0.266113547126295</text:p>
          </table:table-cell>
          <table:table-cell office:value-type="float" office:value="0.39" calcext:value-type="float">
            <text:p>0.3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7258228215166" calcext:value-type="float">
            <text:p>0.227258228215166</text:p>
          </table:table-cell>
          <table:table-cell office:value-type="float" office:value="-0.089264362206418" calcext:value-type="float">
            <text:p>-0.089264362206418</text:p>
          </table:table-cell>
          <table:table-cell office:value-type="float" office:value="0.124225313415489" calcext:value-type="float">
            <text:p>0.124225313415489</text:p>
          </table:table-cell>
          <table:table-cell office:value-type="float" office:value="0.269094350196554" calcext:value-type="float">
            <text:p>0.269094350196554</text:p>
          </table:table-cell>
          <table:table-cell office:value-type="float" office:value="0.220932415519399" calcext:value-type="float">
            <text:p>0.2209324155193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09444444444444" calcext:value-type="float">
            <text:p>0.609444444444444</text:p>
          </table:table-cell>
          <table:table-cell office:value-type="float" office:value="0.582606017982535" calcext:value-type="float">
            <text:p>0.582606017982535</text:p>
          </table:table-cell>
          <table:table-cell office:value-type="float" office:value="0.360625505457033" calcext:value-type="float">
            <text:p>0.360625505457033</text:p>
          </table:table-cell>
          <table:table-cell office:value-type="float" office:value="0.72438070520852" calcext:value-type="float">
            <text:p>0.72438070520852</text:p>
          </table:table-cell>
          <table:table-cell office:value-type="float" office:value="0.831034699918131" calcext:value-type="float">
            <text:p>0.8310346999181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6760303937371" calcext:value-type="float">
            <text:p>0.486760303937371</text:p>
          </table:table-cell>
          <table:table-cell office:value-type="float" office:value="0" calcext:value-type="float">
            <text:p>0</text:p>
          </table:table-cell>
          <table:table-cell office:value-type="float" office:value="0.229026749740155" calcext:value-type="float">
            <text:p>0.229026749740155</text:p>
          </table:table-cell>
          <table:table-cell office:value-type="float" office:value="0.482652152399802" calcext:value-type="float">
            <text:p>0.482652152399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931330472103" calcext:value-type="float">
            <text:p>0.03931330472103</text:p>
          </table:table-cell>
          <table:table-cell office:value-type="float" office:value="-0.399915753038239" calcext:value-type="float">
            <text:p>-0.399915753038239</text:p>
          </table:table-cell>
          <table:table-cell office:value-type="float" office:value="0.054030470472409" calcext:value-type="float">
            <text:p>0.054030470472409</text:p>
          </table:table-cell>
          <table:table-cell office:value-type="float" office:value="0.070789473684211" calcext:value-type="float">
            <text:p>0.070789473684211</text:p>
          </table:table-cell>
          <table:table-cell office:value-type="float" office:value="0.115524971327286" calcext:value-type="float">
            <text:p>0.115524971327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87699373609778" calcext:value-type="float">
            <text:p>0.487699373609778</text:p>
          </table:table-cell>
          <table:table-cell office:value-type="float" office:value="0.47641236461184" calcext:value-type="float">
            <text:p>0.47641236461184</text:p>
          </table:table-cell>
          <table:table-cell office:value-type="float" office:value="0.276727927344812" calcext:value-type="float">
            <text:p>0.276727927344812</text:p>
          </table:table-cell>
          <table:table-cell office:value-type="float" office:value="0.639300253164557" calcext:value-type="float">
            <text:p>0.639300253164557</text:p>
          </table:table-cell>
          <table:table-cell office:value-type="float" office:value="0.652017328670599" calcext:value-type="float">
            <text:p>0.65201732867059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oal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NR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float" office:value="39" calcext:value-type="float">
            <text:p>39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float" office:value="-9" calcext:value-type="float">
            <text:p>-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72" calcext:value-type="float">
            <text:p>72</text:p>
          </table:table-cell>
          <table:table-cell table:style-name="ce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3" office:value-type="float" office:value="48" calcext:value-type="float">
            <text:p>48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-40" calcext:value-type="float">
            <text:p>-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49" calcext:value-type="float">
            <text:p>4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8" calcext:value-type="float">
            <text:p>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ank 1</text:p>
          </table:table-cell>
          <table:table-cell table:style-name="ce3" office:value-type="string" calcext:value-type="string">
            <text:p>Rank 2</text:p>
          </table:table-cell>
          <table:table-cell table:style-name="ce2" office:value-type="string" calcext:value-type="string">
            <text:p>Rank 3</text:p>
          </table:table-cell>
          <table:table-cell office:value-type="string" calcext:value-type="string">
            <text:p>Rank 4+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04T16:05:13.466000000</dc:date>
    <meta:editing-duration>PT14S</meta:editing-duration>
    <meta:editing-cycles>1</meta:editing-cycles>
    <meta:document-statistic meta:table-count="1" meta:cell-count="100" meta:object-count="0"/>
    <meta:generator>LibreOffice/6.1.4.2$Windows_X86_64 LibreOffice_project/9d0f32d1f0b509096fd65e0d4bec26ddd1938fd3</meta:generator>
  </office:meta>
</office:document-meta>
</file>